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f5c5a"/>
    </style:style>
    <style:style style:name="P2" style:family="paragraph" style:parent-style-name="Standard">
      <style:text-properties officeooo:rsid="001f5c5a" officeooo:paragraph-rsid="001f5c5a"/>
    </style:style>
    <style:style style:name="P3" style:family="paragraph" style:parent-style-name="Standard">
      <style:text-properties officeooo:rsid="001f5c5a" officeooo:paragraph-rsid="001f5c5a"/>
    </style:style>
    <style:style style:name="P4" style:family="paragraph" style:parent-style-name="Standard">
      <style:text-properties officeooo:rsid="001f5c5a" officeooo:paragraph-rsid="002243d2"/>
    </style:style>
    <style:style style:name="P5" style:family="paragraph" style:parent-style-name="Standard">
      <style:text-properties officeooo:paragraph-rsid="002243d2"/>
    </style:style>
    <style:style style:name="P6" style:family="paragraph" style:parent-style-name="Standard">
      <style:text-properties officeooo:paragraph-rsid="001f5c5a"/>
    </style:style>
    <style:style style:name="T1" style:family="text">
      <style:text-properties officeooo:rsid="001f5c5a"/>
    </style:style>
    <style:style style:name="T2" style:family="text">
      <style:text-properties officeooo:rsid="000617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ICKS</text:p>
      <text:p text:style-name="P2"/>
      <text:p text:style-name="P1"><text:a xlink:type="simple" xlink:href="http://wuxtiple.blogspot.com.au/2013/06/a-story-of-brick-tile-pipe-making-in.html"><text:span text:style-name="T1">http://wuxtiple.blogspot.com.au/2013/06/a-story-of-brick-tile-pipe-making-in.html</text:span></text:a></text:p>
      <text:p text:style-name="P2"/>
      <text:p text:style-name="P1"><text:a xlink:type="simple" xlink:href="http://wuxtiple.blogspot.com.au/2013/08/trading-name-moroney-brothers-years-of.html"><text:span text:style-name="T1">http://wuxtiple.blogspot.com.au/2013/08/trading-name-moroney-brothers-years-of.html</text:span></text:a></text:p>
      <text:p text:style-name="P2"/>
      <text:p text:style-name="P2"/>
      <text:p text:style-name="P2"/>
      <text:p text:style-name="P1"><text:a xlink:type="simple" xlink:href="http://bricksinvictoria.blogspot.com.au/"><text:span text:style-name="T1">http://bricksinvictoria.blogspot.com.au/</text:span></text:a><text:span text:style-name="T1"> </text:span></text:p>
      <text:p text:style-name="P2"/>
      <text:p text:style-name="P2"/>
      <text:p text:style-name="P2"/>
      <text:p text:style-name="P1"><text:span text:style-name="T2"/></text:p>
      <text:p text:style-name="P5"><text:span text:style-name="T2"/></text:p>
      <text:p text:style-name="P5"><text:span text:style-name="T2"/></text:p>
      <text:p text:style-name="P5"><text:span text:style-name="T2">Bricks in Scotland</text:span></text:p>
      <text:p text:style-name="P5"><text:a xlink:type="simple" xlink:href="http://www.penmorfa.com/bricks/scotland.html"><text:span text:style-name="T2">http://www.penmorfa.com/bricks/scotland.html</text:span></text:a></text:p>
      <text:p text:style-name="P4"><text:span text:style-name="T2">with pix and info. There are LOTS!!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Jo Angelico</meta:initial-creator>
    <meta:creation-date>2013-11-26T14:16:17</meta:creation-date>
    <dc:date>2013-12-29T23:37:22</dc:date>
    <dc:creator>MarJo Angelico</dc:creator>
    <meta:editing-duration>PT00H16M40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15" meta:character-count="308"/>
  </office:meta>
</office:document-meta>
</file>